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cadia Mono" svg:font-family="'Cascadia Mono', 'Meslo LG S DZ', Consolas, 'Courier new', monospace, 'Droid Sans Mono', monospace, monospac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Liberation Serif" fo:font-size="8.39999961853027pt" fo:font-style="normal" fo:font-weight="normal" officeooo:rsid="00030d27" officeooo:paragraph-rsid="00030d27" fo:background-color="transparent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style:line-height-at-least="0.1583in"/>
      <style:text-properties fo:color="#000000" loext:opacity="100%" style:font-name="Liberation Serif" fo:font-size="8.39999961853027pt" fo:font-style="normal" fo:font-weight="normal" fo:background-color="transparent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style:line-height-at-least="0.1583in"/>
      <style:text-properties fo:color="#000000" loext:opacity="100%" style:font-name="Liberation Serif" fo:font-size="8.39999961853027pt" fo:font-style="normal" fo:font-weight="bold" fo:background-color="transparent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Liberation Serif" fo:font-style="normal" fo:font-weight="normal" fo:background-color="transparent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style:line-height-at-least="0.1583in"/>
      <style:text-properties fo:color="#000000" loext:opacity="100%" style:font-name="Liberation Serif" fo:font-style="normal" fo:font-weight="normal" fo:background-color="transparent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Liberation Serif" fo:font-style="normal" fo:font-weight="normal" officeooo:rsid="00030d27" officeooo:paragraph-rsid="00030d27" fo:background-color="transparent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Liberation Serif" fo:font-style="normal" fo:font-weight="normal" officeooo:rsid="00030d27" officeooo:paragraph-rsid="00030d27" fo:background-color="transparent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iberation Serif" fo:font-style="normal" style:text-underline-style="solid" style:text-underline-width="auto" style:text-underline-color="font-color" fo:font-weight="normal" officeooo:rsid="00030d27" officeooo:paragraph-rsid="00030d27" fo:background-color="transparent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8.39999961853027pt" fo:font-style="normal" fo:font-weight="bold" officeooo:rsid="00030d27" officeooo:paragraph-rsid="00030d27" fo:background-color="transparent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style:line-height-at-least="0.1583in"/>
      <style:text-properties style:use-window-font-color="true" loext:opacity="0%" style:font-name="Liberation Serif" fo:font-style="normal" fo:font-weight="normal" fo:background-color="transparent" style:font-style-asian="normal" style:font-weight-asian="normal" style:font-style-complex="normal" style:font-weight-complex="normal"/>
    </style:style>
    <style:style style:name="T1" style:family="text">
      <style:text-properties officeooo:rsid="00046b66"/>
    </style:style>
    <style:style style:name="T2" style:family="text">
      <style:text-properties fo:font-size="8.39999961853027pt"/>
    </style:style>
    <style:style style:name="T3" style:family="text">
      <style:text-properties fo:font-size="8.39999961853027pt" officeooo:rsid="00046b66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RABAJO PRACTICO: INTEL</text:p>
      <text:p text:style-name="P4">Arquitectura de las computadoras I</text:p>
      <text:p text:style-name="P6">Daniel Alberto Vinzia</text:p>
      <text:p text:style-name="P7"/>
      <text:p text:style-name="P1">Las diferencias entre el lenguaje mips y x86 son las siguientes:</text:p>
      <text:p text:style-name="P5"/>
      <text:p text:style-name="P3">1) Diferencias en cantidad y uso obligatorio o no de los registros.</text:p>
      <text:p text:style-name="P2">Cantidad de registros: en mips se usan 32 registros y en x86 se usan 8 registros</text:p>
      <text:p text:style-name="P2">Uso obligatorio o no de los registros: en mips se usan 32 registros y en x86 se usan 8 registros pero en x86 se pueden usar 8 registros mas que son los registros de propósito especial (ESP, EBP, ESI, EDI, EIP, EFLAGS, CS, SS, DS, ES, FS, GS) y en mips no se pueden usar registros de propósito especial.</text:p>
      <text:p text:style-name="P5"/>
      <text:p text:style-name="P3">2) Importancia del registro acumulador.</text:p>
      <text:p text:style-name="P2">En mips no hay registro acumulador y en x86 si hay registro acumulador que es el registro EAX. El registro EAX es el registro acumulador y es el registro mas importante de x86 porque es el registro que se usa para hacer operaciones aritméticas y lógicas. Mientras que en mips no hay registro acumulador y se usan los registros $t0, $t1, $t2, $t3, $t4, $t5, $t6, $t7 para hacer operaciones aritméticas y lógicas.</text:p>
      <text:p text:style-name="P5"/>
      <text:p text:style-name="P3">3) Cantidad y forma de los operandos en las intrucciones.</text:p>
      <text:p text:style-name="P2">En mips las instrucciones tienen 3 operandos y en x86 las instrucciones tienen 2 operandos. En mips los operandos son de 32 bits y en x86 los operandos son de 8, 16, 32 o 64 bits. Los operadores tienen ese tamaño porque responden a la arquitectura del procesador.</text:p>
      <text:p text:style-name="P5"/>
      <text:p text:style-name="P3">4) Diferencias en las instrucciones aritméticas.</text:p>
      <text:p text:style-name="P2">En x86 las instrucciónes aritméticas son mas complejas que en mips porque en x86 se pueden hacer operaciones aritméticas con 2 operandos y en mips se pueden hacer operaciones aritméticas con 3 operandos. Ademas en x86 no existen instrucciones como si existen en mips, por ejemplo en mips existe la instrucción addi que sirve para sumar un valor inmediato a un registro y en x86 no existe esa instrucción.</text:p>
      <text:p text:style-name="P5"/>
      <text:p text:style-name="P3">5) Diferencias en cantidad y modos de direccionamiento. Modo implícito.</text:p>
      <text:p text:style-name="P2">En mips hay 5 modos de direccionamiento y en x86 hay 6 modos de direccionamiento. En mips no hay modo de direccionamiento implícito y en x86 si hay modo de direccionamiento implícito. El modo de direccionamiento implícito es un modo de direccionamiento que se usa en x86 y es un modo de direccionamiento que se usa cuando se trabaja con registros de propósito especial. Tambien el modo implicito se usa cuando se trabaja con la pila.</text:p>
      <text:p text:style-name="P5"/>
      <text:p text:style-name="P3">6) Complejidad del formato de las instrucciones.</text:p>
      <text:p text:style-name="P2">En mips las instrucciones son mas complejas que en x86. Esto se debe a que en mips las instrucciones tienen 3 operandos y en x86 las instrucciones tienen 2 operandos. Un ejemplo de una instruccion compleja es la instrucción addi que sirve para sumar un valor inmediato a un registro. En mips la instrucción addi tiene 3 operandos y en x86 la instrucción addi tiene 2 operandos. al tener mas operandos la instrucción es mas compleja. se puede decir esto ya que al tener mas operandos la instrucción tiene mas información y por lo tanto es mas compleja.</text:p>
      <text:p text:style-name="P5"/>
      <text:p text:style-name="P3">7) Importancia de los FLAGS y su análogo en MIPS (ALU).</text:p>
      <text:p text:style-name="P2">En x86 los flags son muy importantes porque son los que indican el resultado de una operación aritmética o lógica. En mips no hay flags pero hay un registro que es el registro ALU que es un registro que tiene 4 bits y que indica el resultado de una operación aritmética o lógica. El registro ALU es el análogo de los flags en mips.</text:p>
      <text:p text:style-name="P5"/>
      <text:p text:style-name="P3">8) Diferencias de evaluación de condiciones y su implicación en los saltos.</text:p>
      <text:p text:style-name="P2">En mips las condiciones se evaluan con la instrucción beq y en x86 las condiciones se evaluan con la instrucción cmp. la diferencia entre ellas es que en mips la instrucción beq se usa para evaluar condiciones y para hacer saltos condicionales y en x86 la instrucción cmp se usa para evaluar condiciones y la instrucción jmp se usa para hacer saltos condicionales.</text:p>
      <text:p text:style-name="P5"/>
      <text:p text:style-name="P3">9) Diferencias en el manejo de pila.</text:p>
      <text:p text:style-name="P2">En mips el registro $sp es el registro que se usa para manejar la pila y en x86 el registro ESP es el registro que se usa para manejar la pila. La diferencia entre ellos es que en mips el registro $sp es un registro de proposito general y en x86 el registro ESP es un registro de proposito especial.</text:p>
      <text:p text:style-name="P5"/>
      <text:p text:style-name="P3">10) Diferencias en la gestión de subrutinas.</text:p>
      <text:p text:style-name="P2">En mips las subrutinas se gestionan con las instrucciones jal y jr y en x86 las subrutinas se gestionan con las instrucciones call y ret. La diferencia entre ellas es que en mips solo hay 2 instrucciones para gestionar subrutinas y en x86 hay 4 instrucciones para gestionar subrutinas.</text:p>
      <text:p text:style-name="P8"/>
      <text:p text:style-name="P9"><text:span text:style-name="T1">O</text:span>tras diferencias de mips y x86</text:p>
      <text:p text:style-name="P10"><text:span text:style-name="T3">E</text:span><text:span text:style-name="T2">n mips el codigo se divide en .text y .data mientras que en x86 se divide en .code y .data. Ademas x86 tiene .bss que es para variables no inicializadas. </text:span><text:span text:style-name="T3">L</text:span><text:span text:style-name="T2">os comentarios en mips se hacen con # mientras que en x86 se hacen con ;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cadia Mono" svg:font-family="'Cascadia Mono', 'Meslo LG S DZ', Consolas, 'Courier new', monospace, 'Droid Sans Mono', monospace, monospac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8T17:32:08.373513117</meta:creation-date>
    <dc:date>2023-07-08T17:46:11.517908670</dc:date>
    <meta:editing-duration>PT5M17S</meta:editing-duration>
    <meta:editing-cycles>2</meta:editing-cycles>
    <meta:generator>LibreOffice/7.5.3.2$Linux_X86_64 LibreOffice_project/50$Build-2</meta:generator>
    <meta:document-statistic meta:table-count="0" meta:image-count="0" meta:object-count="0" meta:page-count="1" meta:paragraph-count="27" meta:word-count="836" meta:character-count="4665" meta:non-whitespace-character-count="3856"/>
  </office:meta>
</office:document-meta>
</file>